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9f1" officeooo:paragraph-rsid="000f1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an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0:19:30.326372394</meta:creation-date>
    <dc:date>2024-02-02T00:20:45.192072116</dc:date>
    <meta:editing-duration>PT1M2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